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Vì sao length của sequence là từ 36 đến 150 nhưng report vẫn là từ 0 đến 150</text:p>
      <text:p text:style-name="Standard">- Vì sao Per base sequence content quan tâm đến cặp A và T, G và C mà ko là những ghép đôi khá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1:17:02.091610774</meta:creation-date>
    <dc:date>2021-12-24T11:18:48.841136236</dc:date>
    <meta:editing-duration>PT1M47S</meta:editing-duration>
    <meta:editing-cycles>1</meta:editing-cycles>
    <meta:document-statistic meta:table-count="0" meta:image-count="0" meta:object-count="0" meta:page-count="1" meta:paragraph-count="2" meta:word-count="43" meta:character-count="173" meta:non-whitespace-character-count="132"/>
    <meta:generator>LibreOffice/7.1.7.2$Linux_X86_64 LibreOffice_project/10$Build-2</meta:generator>
  </office:meta>
</office:document-meta>
</file>